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officeooo:paragraph-rsid="0047afbe"/>
    </style:style>
    <style:style style:name="P31" style:family="paragraph" style:parent-style-name="Standard">
      <style:paragraph-properties fo:text-align="start" style:justify-single-word="false" fo:orphans="0" fo:widows="0"/>
      <style:text-properties officeooo:paragraph-rsid="00496b34"/>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2"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53"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5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5"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6"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7"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P58"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88c7a7" officeooo:paragraph-rsid="009176e5"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3"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4"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898d38" style:font-style-asian="normal" style:font-style-complex="normal"/>
    </style:style>
    <style:style style:name="T6" style:family="text">
      <style:text-properties fo:color="#000000" fo:font-style="normal" officeooo:rsid="002934a5" fo:background-color="#00ff66" loext:char-shading-value="0" style:font-style-asian="normal" style:font-style-complex="normal"/>
    </style:style>
    <style:style style:name="T7" style:family="text">
      <style:text-properties fo:color="#000000" fo:font-style="normal" officeooo:rsid="0029aac2" fo:background-color="#00ff66" loext:char-shading-value="0" style:font-style-asian="normal" style:font-style-complex="normal"/>
    </style:style>
    <style:style style:name="T8" style:family="text">
      <style:text-properties fo:color="#000000" fo:font-style="italic" style:font-style-asian="italic" style:font-style-complex="italic"/>
    </style:style>
    <style:style style:name="T9"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10"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1"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8"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9"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20"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1"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2"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3"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4" style:family="text">
      <style:text-properties fo:color="#000000" fo:language="en" fo:country="US" style:letter-kerning="true" style:language-asian="zh" style:country-asian="CN" style:font-name-complex="FreeSerif1" style:language-complex="ar" style:country-complex="SA"/>
    </style:style>
    <style:style style:name="T25" style:family="text">
      <style:text-properties fo:color="#000000" fo:language="en" fo:country="US" style:letter-kerning="true" style:language-asian="zh" style:country-asian="CN" style:font-name-complex="FreeSerif1" style:language-complex="hi" style:country-complex="IN"/>
    </style:style>
    <style:style style:name="T26"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7"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8" style:family="text">
      <style:text-properties fo:color="#000000" style:letter-kerning="true" style:language-asian="zh" style:country-asian="CN" style:font-name-complex="FreeSerif1" style:language-complex="ar" style:country-complex="SA"/>
    </style:style>
    <style:style style:name="T29" style:family="text">
      <style:text-properties fo:color="#000000" officeooo:rsid="0031a391" style:letter-kerning="true" style:language-asian="zh" style:country-asian="CN" style:font-name-complex="FreeSerif1" style:language-complex="ar" style:country-complex="SA"/>
    </style:style>
    <style:style style:name="T30" style:family="text">
      <style:text-properties fo:color="#000000" officeooo:rsid="0030c76c" style:letter-kerning="true" style:language-asian="zh" style:country-asian="CN" style:font-name-complex="FreeSerif1" style:language-complex="ar" style:country-complex="SA"/>
    </style:style>
    <style:style style:name="T31" style:family="text">
      <style:text-properties fo:color="#000000" officeooo:rsid="003ea1b3" style:letter-kerning="true" style:language-asian="zh" style:country-asian="CN" style:font-name-complex="FreeSerif1" style:language-complex="ar" style:country-complex="SA"/>
    </style:style>
    <style:style style:name="T32" style:family="text">
      <style:text-properties fo:color="#000000" officeooo:rsid="004648a2" style:letter-kerning="true" style:language-asian="zh" style:country-asian="CN" style:font-name-complex="FreeSerif1" style:language-complex="ar" style:country-complex="SA"/>
    </style:style>
    <style:style style:name="T33" style:family="text">
      <style:text-properties fo:color="#000000" officeooo:rsid="0037023a" style:letter-kerning="true" style:language-asian="zh" style:country-asian="CN" style:font-name-complex="FreeSerif1" style:language-complex="ar" style:country-complex="SA"/>
    </style:style>
    <style:style style:name="T34" style:family="text">
      <style:text-properties fo:color="#000000" officeooo:rsid="00465283" style:letter-kerning="true" style:language-asian="zh" style:country-asian="CN" style:font-name-complex="FreeSerif1" style:language-complex="ar" style:country-complex="SA"/>
    </style:style>
    <style:style style:name="T35" style:family="text">
      <style:text-properties fo:color="#000000" officeooo:rsid="0046e9c4" style:letter-kerning="true" style:language-asian="zh" style:country-asian="CN" style:font-name-complex="FreeSerif1" style:language-complex="ar" style:country-complex="SA"/>
    </style:style>
    <style:style style:name="T36"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7" style:family="text">
      <style:text-properties style:use-window-font-color="true"/>
    </style:style>
    <style:style style:name="T38" style:family="text">
      <style:text-properties style:use-window-font-color="true" officeooo:rsid="002934a5"/>
    </style:style>
    <style:style style:name="T39" style:family="text">
      <style:text-properties style:use-window-font-color="true" officeooo:rsid="002d4e06"/>
    </style:style>
    <style:style style:name="T40" style:family="text">
      <style:text-properties fo:font-style="italic" style:font-style-asian="italic" style:font-style-complex="italic"/>
    </style:style>
    <style:style style:name="T41" style:family="text">
      <style:text-properties fo:font-style="italic" officeooo:rsid="003d4d3a" style:font-style-asian="italic" style:font-style-complex="italic"/>
    </style:style>
    <style:style style:name="T42" style:family="text">
      <style:text-properties fo:font-style="italic" fo:font-weight="normal" officeooo:rsid="002ec99f" style:font-style-asian="italic" style:font-weight-asian="normal" style:font-style-complex="italic" style:font-weight-complex="normal"/>
    </style:style>
    <style:style style:name="T43" style:family="text">
      <style:text-properties fo:font-style="italic" fo:font-weight="normal" officeooo:rsid="003b9b10" style:font-style-asian="italic" style:font-weight-asian="normal" style:font-style-complex="italic" style:font-weight-complex="normal"/>
    </style:style>
    <style:style style:name="T44" style:family="text">
      <style:text-properties fo:font-style="italic" fo:font-weight="normal" officeooo:rsid="004ad6c8" style:font-style-asian="italic" style:font-weight-asian="normal" style:font-style-complex="italic" style:font-weight-complex="normal"/>
    </style:style>
    <style:style style:name="T45" style:family="text">
      <style:text-properties fo:font-style="normal" style:font-style-asian="normal" style:font-style-complex="normal"/>
    </style:style>
    <style:style style:name="T46" style:family="text">
      <style:text-properties fo:font-style="normal" officeooo:rsid="002934a5" style:font-style-asian="normal" style:font-style-complex="normal"/>
    </style:style>
    <style:style style:name="T47" style:family="text">
      <style:text-properties fo:font-style="normal" officeooo:rsid="003d4d3a" style:font-style-asian="normal" style:font-style-complex="normal"/>
    </style:style>
    <style:style style:name="T48" style:family="text">
      <style:text-properties fo:font-style="normal" officeooo:rsid="003ea1b3" style:font-style-asian="normal" style:font-style-complex="normal"/>
    </style:style>
    <style:style style:name="T49" style:family="text">
      <style:text-properties fo:font-style="normal" officeooo:rsid="005569a0" style:font-style-asian="normal" style:font-style-complex="normal"/>
    </style:style>
    <style:style style:name="T50" style:family="text">
      <style:text-properties fo:font-style="normal" officeooo:rsid="00898d38" style:font-style-asian="normal" style:font-style-complex="normal"/>
    </style:style>
    <style:style style:name="T51" style:family="text">
      <style:text-properties fo:font-style="normal" officeooo:rsid="009176e5" style:font-style-asian="normal" style:font-style-complex="normal"/>
    </style:style>
    <style:style style:name="T52" style:family="text">
      <style:text-properties fo:font-style="normal" officeooo:rsid="00921e94" style:font-style-asian="normal" style:font-style-complex="normal"/>
    </style:style>
    <style:style style:name="T53" style:family="text">
      <style:text-properties officeooo:rsid="001efd72"/>
    </style:style>
    <style:style style:name="T54" style:family="text">
      <style:text-properties officeooo:rsid="001fe0cf"/>
    </style:style>
    <style:style style:name="T55" style:family="text">
      <style:text-properties officeooo:rsid="00226d99"/>
    </style:style>
    <style:style style:name="T56" style:family="text">
      <style:text-properties officeooo:rsid="002934a5"/>
    </style:style>
    <style:style style:name="T57" style:family="text">
      <style:text-properties officeooo:rsid="002d4e06"/>
    </style:style>
    <style:style style:name="T58" style:family="text">
      <style:text-properties officeooo:rsid="002ec99f"/>
    </style:style>
    <style:style style:name="T59" style:family="text">
      <style:text-properties officeooo:rsid="0030c76c"/>
    </style:style>
    <style:style style:name="T60" style:family="text">
      <style:text-properties officeooo:rsid="0032df48"/>
    </style:style>
    <style:style style:name="T61" style:family="text">
      <style:text-properties officeooo:rsid="00355161"/>
    </style:style>
    <style:style style:name="T62" style:family="text">
      <style:text-properties officeooo:rsid="00373bf3"/>
    </style:style>
    <style:style style:name="T63" style:family="text">
      <style:text-properties officeooo:rsid="00391711"/>
    </style:style>
    <style:style style:name="T64" style:family="text">
      <style:text-properties style:text-position="sub 58%" officeooo:rsid="00391711" fo:background-color="#ffff00" loext:char-shading-value="0"/>
    </style:style>
    <style:style style:name="T65" style:family="text">
      <style:text-properties style:text-position="sub 58%" fo:font-size="12pt" fo:language="en" fo:country="US" fo:font-style="normal" style:font-size-asian="12pt" style:font-style-asian="normal" style:font-size-complex="12pt" style:font-style-complex="normal"/>
    </style:style>
    <style:style style:name="T66" style:family="text">
      <style:text-properties officeooo:rsid="00391711" fo:background-color="#ffff00" loext:char-shading-value="0"/>
    </style:style>
    <style:style style:name="T67" style:family="text">
      <style:text-properties officeooo:rsid="00373bf3" fo:background-color="#ffff00" loext:char-shading-value="0"/>
    </style:style>
    <style:style style:name="T68" style:family="text">
      <style:text-properties officeooo:rsid="003a438a"/>
    </style:style>
    <style:style style:name="T69" style:family="text">
      <style:text-properties officeooo:rsid="003b9b10"/>
    </style:style>
    <style:style style:name="T70" style:family="text">
      <style:text-properties officeooo:rsid="003d4d3a"/>
    </style:style>
    <style:style style:name="T71" style:family="text">
      <style:text-properties officeooo:rsid="003ea1b3"/>
    </style:style>
    <style:style style:name="T72" style:family="text">
      <style:text-properties officeooo:rsid="00435ff5"/>
    </style:style>
    <style:style style:name="T73" style:family="text">
      <style:text-properties officeooo:rsid="004648a2"/>
    </style:style>
    <style:style style:name="T74" style:family="text">
      <style:text-properties officeooo:rsid="00465283"/>
    </style:style>
    <style:style style:name="T75" style:family="text">
      <style:text-properties officeooo:rsid="0046e9c4"/>
    </style:style>
    <style:style style:name="T76" style:family="text">
      <style:text-properties officeooo:rsid="0047656e"/>
    </style:style>
    <style:style style:name="T77" style:family="text">
      <style:text-properties officeooo:rsid="004e2848"/>
    </style:style>
    <style:style style:name="T78" style:family="text">
      <style:text-properties officeooo:rsid="0065e0c8"/>
    </style:style>
    <style:style style:name="T79" style:family="text">
      <style:text-properties fo:font-size="12pt" fo:language="en" fo:country="US" fo:font-style="normal" fo:background-color="#ffffff" loext:char-shading-value="0" style:font-size-asian="12pt" style:font-style-asian="normal" style:font-size-complex="12pt" style:font-style-complex="normal"/>
    </style:style>
    <style:style style:name="T80" style:family="text">
      <style:text-properties fo:font-size="12pt" fo:language="en" fo:country="US" fo:font-style="normal" style:font-size-asian="12pt" style:font-style-asian="normal" style:font-size-complex="12pt" style:font-style-complex="normal"/>
    </style:style>
    <style:style style:name="T81" style:family="text">
      <style:text-properties fo:font-size="12pt" fo:language="en" fo:country="US" fo:font-style="normal" fo:background-color="#ffff00" loext:char-shading-value="0" style:font-size-asian="12pt" style:font-style-asian="normal" style:font-size-complex="12pt" style:font-style-complex="normal"/>
    </style:style>
    <style:style style:name="T82" style:family="text">
      <style:text-properties officeooo:rsid="006aaca8"/>
    </style:style>
    <style:style style:name="T83" style:family="text">
      <style:text-properties officeooo:rsid="006c5837"/>
    </style:style>
    <style:style style:name="T84" style:family="text">
      <style:text-properties officeooo:rsid="007121f6"/>
    </style:style>
    <style:style style:name="T85" style:family="text">
      <style:text-properties officeooo:rsid="0088c7a7"/>
    </style:style>
    <style:style style:name="T86" style:family="text">
      <style:text-properties officeooo:rsid="00898d38"/>
    </style:style>
    <style:style style:name="T87" style:family="text">
      <style:text-properties officeooo:rsid="008e60a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8"><text:span text:style-name="T19">Nutrient deprivation affects immune response in the burying beetle, </text:span><text:span text:style-name="T20">Nicrophorus orbicollis</text:span></text:p>
        <text:p text:style-name="P35"/>
        <text:p text:style-name="P45">Introduction</text:p>
        <text:p text:style-name="P35"/>
        <text:p text:style-name="P35">Organisms in the wild are likely to undergo periods of food shortage due to unsuitable abiotic factors or <text:span text:style-name="T54">the presence of competitors, parasites, and </text:span>predators (Kells et al. 1999; Robb and Forbes 2006; <text:span text:style-name="T54">Durant et al. 2007</text:span>). <text:s/>These periods of restricted food intake are likely to occur in nearly all locations, but vary temporally within specific ecosystems (<text:span text:style-name="T83">Dolecal and Long</text:span> <text:span text:style-name="T83">2013</text:span>). <text:s/>Species that feed upon a wide variety of <text:span text:style-name="T53">materials</text:span> may encounter less stringent <text:span text:style-name="T82">nutrient</text:span> deprivation than those restricted to specific <text:span text:style-name="T53">substances </text:span>(Boyer 2003). <text:s/>Organisms that primarily consume physically or temporally rare <text:span text:style-name="T54">items</text:span>, though, are likely to have food shortages compounded by the general sparseness of, and intense competition over, any of these resources that do become accessible (Reitz and Trumble 2002; Debouzie et al. 2002).</text:p>
        <text:p text:style-name="P35"/>
        <text:p text:style-name="P38"><text:span text:style-name="T54">A</text:span>ll physiological processes, <text:span text:style-name="T55">such as cellular growth and reproduction,</text:span> <text:span text:style-name="T54">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5"/>
        <text:p text:style-name="P62">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85">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41"/>
        <text:p text:style-name="P61"><text:span text:style-name="T87">The components of the immune system between i</text:span>nvertebrate<text:span text:style-name="T86">s and vertebrates are known to differ, with invertebrates lacking adaptive immunity and antibody-based defenses (</text:span><text:span text:style-name="T50">Gillespie et al. 1997</text:span><text:span text:style-name="T51">)</text:span><text:span text:style-name="T86">. <text:s/>Despite having relatively fewer components, invertebrate immune systems still require nontrivial amounts of energy to be maintained, indicating that periods of restricted food intake are likely to have deleterious effects on immune function (Siva-Jothy and Thompson 2002, Bashir-Tanoli and Tinsley 2014). <text:s/>The invertebrate immune system features </text:span><text:span text:style-name="T50">innate, humoral and cell-mediated components (Strand 2008). <text:s/></text:span><text:span text:style-name="T52">H</text:span><text:span text:style-name="T50">umoral immunity focuses on the production of antimicrobial compounds, such as phenoloxidase, to destroy or disrupt pathogens </text:span><text:span text:style-name="T5">(Broderick et al. 2009)</text:span><text:span text:style-name="T50">. <text:s/>Cellular immunity includes the use of </text:span><text:span text:style-name="T52">hemocytes to </text:span><text:span text:style-name="T50">encapsulat</text:span><text:span text:style-name="T52">e</text:span><text:span text:style-name="T50"> </text:span><text:span text:style-name="T52">non-self objects, effectively</text:span><text:span text:style-name="T50"> destroy</text:span><text:span text:style-name="T52">ing</text:span><text:span text:style-name="T50"> or isolat</text:span><text:span text:style-name="T52">ing them</text:span><text:span text:style-name="T50"> </text:span><text:span text:style-name="T5">(Broderick et al. 2009)</text:span><text:span text:style-name="T50">. <text:s/></text:span></text:p>
        <text:p text:style-name="P60"/>
        <text:p text:style-name="P60">Numerous studies have looked at immune responses of organisms under various types of stress in <text:soft-page-break/>laboratory settings, but few have used field-related data to compare and discuss relevance between </text:p>
        <text:p text:style-name="P60"/>
        <text:p text:style-name="P44">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41"/>
        <text:p text:style-name="P42">the purpose of the paragraph is to say…</text:p>
        <text:p text:style-name="P42"/>
        <text:p text:style-name="P40">The sexes likely encounter similar costs in response to immune system activity, but experience these costs in different ways <text:span text:style-name="T84">(Brace et al 2015). <text:s/>Both are going to want to maximize reproduction over development or self-maintenance, though this will be different based upon organismal lifespan and reproductive strategy (Wegmann et al 2015).</text:span></text:p>
        <text:p text:style-name="P43"/>
        <text:p text:style-name="P3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7">leading to selection for larger males (Emlen and Orring 1977). <text:s/>As </text:span>larger size <text:span text:style-name="T56">is </text:span>typically <text:span text:style-name="T56">associated with</text:span> higher basal metabolic rate<text:span text:style-name="T57">s, males are therefore predicted to have higher metabolic rates than females</text:span><text:span text:style-name="T37">. <text:s/></text:span><text:span text:style-name="T38">F</text:span><text:span text:style-name="T37">emales </text:span><text:span text:style-name="T38">are thought to </text:span><text:span text:style-name="T37">have higher levels of body fat </text:span><text:span text:style-name="T39">relative to males </text:span><text:span text:style-name="T37">due to the energetic demands of egg production (Hoyenga and Hoyenga 1981).</text:span></text:p>
        <text:p text:style-name="P39"/>
        <text:p text:style-name="P39"><text:span text:style-name="T39">A</text:span><text:span text:style-name="T38">s </text:span><text:span text:style-name="T37">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6">for mates </text:span>and successfully fertilize eggs.</text:p>
        <text:p text:style-name="P35"/>
        <text:p text:style-name="P35">The purpose of this study was to examine if food shortage affected maintenance of immunity and mounting an immune response differently in male and female burying beetles, <text:span text:style-name="T40">Nicrophorus orbicollis</text:span><text:span text:style-name="T45">. <text:s/>These insects were used as the subject of this study due to the less complex </text:span><text:span text:style-name="T46">composition of the</text:span><text:span text:style-name="T45">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5">. <text:s/>Cellular immunity includes the use of encapsulation and melanization by hemocytes, which destroys or isolates non-self objects in the body </text:span><text:span text:style-name="T2">(Broderick et al. 2009)</text:span><text:span text:style-name="T45">.</text:span></text:p>
        <text:p text:style-name="P35"/>
        <text:p text:style-name="P37"><text:span text:style-name="T2">Burying beetles (</text:span><text:span text:style-name="T8">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6">Preferred R</text:span><text:span text:style-name="T7">eference?</text:span><text:span text:style-name="T3">). <text:s/>This may be expected to lead to </text:span><text:soft-page-break/><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8">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5"/>
        <text:p text:style-name="P35">Despite research examining the effects of food stress on immunity in insects (Koella and Sorensen 2002; Siva-Jothy and Thompson 2002; McKean and Nunney 2005), there are a lack of studies investigating this relationship in social or quasi-social insects <text:span text:style-name="T56">with specialized diets</text:span>. <text:s/>We also include immune response data from field-caught beetles in order to assess the biological importance and relevance of our laboratory-based results.</text:p>
        <text:p text:style-name="P33">Materials <text:span text:style-name="T58">and </text:span>Methods</text:p>
        <text:p text:style-name="P18"/>
        <text:p text:style-name="P3"><text:span text:style-name="T42">Insect </text:span><text:span text:style-name="T43">C</text:span><text:span text:style-name="T42">ultur</text:span><text:span text:style-name="T43">e </text:span><text:span text:style-name="T44">and Experimental Design</text:span></text:p>
        <text:p text:style-name="P7">Experimental <text:span text:style-name="T40">N. orbicollis</text:span> beetles were reared from a colony that was was initially founded by beetles caught in the research forest of Berea College, KY USA. <text:s/><text:span text:style-name="T70">The colony was initially started with mite-free </text:span><text:span text:style-name="T41">Nicrophorus tomentosus</text:span><text:span text:style-name="T47"> acting as surrogate parents, so that the </text:span><text:span text:style-name="T48">resulting offspring would also not foster these . <text:s/>At the time of this study, the beetles </text:span><text:span text:style-name="T62">had been </text:span>maintained in an insectary at the University of Nebraska Omaha <text:span text:style-name="T59">for 15 generations</text:span><text:span text:style-name="T47">. <text:s/></text:span>Adults were sexed upon eclosion and individually placed into plastic containers (15cm x 10cm x 5cm), filled with approximately 2 cm of moist peat. <text:s/><text:span text:style-name="T59">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9">When beetles had reached sexual maturity, </text:span><text:span text:style-name="T30">their elytra length, pronotum width, and body mass were measured, and were then randomly assigned to one of </text:span><text:span text:style-name="T31">the following </text:span><text:span text:style-name="T30">treatment group</text:span><text:span text:style-name="T29">s:</text:span></text:p>
        <text:p text:style-name="P4"/>
        <text:p text:style-name="P4">Treatment 1: Seven consecutive days of being fed 1/8 teaspoon canned cat food <text:span text:style-name="T71">per day</text:span>.</text:p>
        <text:p text:style-name="P4">Treatment 2: Beetles fed 1/8 teaspoon canned cat food twice during a period of seven days.</text:p>
        <text:p text:style-name="P20"><text:span text:style-name="T28">Treatment 3: Seven days </text:span><text:span text:style-name="T31">of </text:span><text:span text:style-name="T28">starvation, but access to water </text:span><text:span text:style-name="T9">ad libitum</text:span><text:span text:style-name="T28">.</text:span></text:p>
        <text:p text:style-name="P18"/>
        <text:p text:style-name="P3">At the completion of each treatment, beetles were <text:span text:style-name="T60">weighed and subsequently</text:span> subjected to either a phenoloxidase and protein assay or <text:span text:style-name="T60">simulated </text:span>immune <text:span text:style-name="T71">challenge</text:span> <text:span text:style-name="T60">via the </text:span>insertion of <text:span text:style-name="T60">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73">the day they were collected</text:span>, where they were <text:span text:style-name="T60">sexed, </text:span>weighed, <text:span text:style-name="T60">and </text:span>measured, <text:span text:style-name="T60">then placed in a container filled with moist peat and allowed to acclimate to insectary conditions for 24 hours. <text:s/>After resting, wild-caught beetles were weighed again and randomly assigned to be subjected </text:span>to a phenoloxidase and protein assay <text:span text:style-name="T60">or</text:span> <text:span text:style-name="T60">simulated </text:span>immune insult <text:span text:style-name="T60">with nylon monofilament</text:span>.</text:p>
        <text:p text:style-name="P18"/>
        <text:p text:style-name="P25">Hemolymph <text:span text:style-name="T69">C</text:span>ollection</text:p>
        <text:p text:style-name="P6">Hemolymph was extracted from beetles using a 25-gauge syringe tip <text:span text:style-name="T72">that was sterilized in ethanol</text:span> to make a small puncture at the suture <text:span text:style-name="T61">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5">Phenoloxidase <text:span text:style-name="T69">A</text:span>ctivity <text:span text:style-name="T69">A</text:span>ssay</text:p>
        <text:p text:style-name="P8"><text:span text:style-name="T68">Phenoloxidase acts as a catalyst for the conversion of L-DOPA to dopachrome, which can be measured spectrophotometrically. <text:s/></text:span>Frozen hemolymph samples were thawed, vortexed briefly, and 60 μl <text:span text:style-name="T69">of sample </text:span>was pipetted into a spectrophotometer cuvette that contained 440 μl of ice-cold <text:span text:style-name="T62">phosphate-buffered saline (</text:span><text:span text:style-name="T67">chemical mixture we used?</text:span><text:span text:style-name="T62">)</text:span>. <text:s/>500 μl of L-DOPA <text:span text:style-name="T63">(</text:span><text:span text:style-name="T66">4 mg/ml in H</text:span><text:span text:style-name="T64">2</text:span><text:span text:style-name="T66">O</text:span><text:span text:style-name="T63">) </text:span>was <text:span text:style-name="T69">then </text:span>added to this mixture, and the resultant solution was thoroughly mixed using a pipette. <text:s/><text:span text:style-name="T69">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9">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8">μl of </text:span><text:span text:style-name="T32">sample with 960 μl of Bio-Rad protein assay dye in a spectrophotometer cuvette, thoroughly mixing the two with a pipette. <text:s/>This compound was allowed to react for ten minutes before being analyzed with a spectrophotometer </text:span><text:span text:style-name="T33">(Beckman Coulter DU530, USA), </text:span><text:span text:style-name="T32">at an absorbance of 520nm. <text:s/>Protein levels were derived using a calibrated standard curve with fixed concentrations of 0.216, 0.432, 0.648, and 0.864 amounts of bovine serum albumin (Sigma).</text:span></text:p>
        <text:p text:style-name="P18"/>
        <text:p text:style-name="P26">Encapsulation and Melanization Assay</text:p>
        <text:p text:style-name="P23">To simulate a novel challenge of the immune system, a nylon monofilament was inserted into each beetle that did not have hemolymph drawn. <text:s/>A clear nylon <text:span text:style-name="T75">0.15mm diameter </text:span>fishing line was roughened with fine-grain sandpaper, tied into knots, and cut into 2mm pieces, each piece having a knot in its center. <text:s/>A disposable <text:span text:style-name="T76">27-gauge </text:span>syringe tip <text:span text:style-name="T76">needle</text:span> was used to create a small hole in the pleural membrane between the second and third abdominal sternites. <text:s/><text:span text:style-name="T74">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4">°C </text:span><text:span text:style-name="T35">and held</text:span><text:span text:style-name="T34"> </text:span><text:span text:style-name="T35">until the filaments were able to be dissected out.</text:span></text:p>
        <text:p text:style-name="P23"/>
        <text:p text:style-name="P31"><text:span text:style-name="T11">Filaments were removed from thawed beetles </text:span><text:span text:style-name="T12">using a dissecting microscope and surgical tweezers, after which the filament was quickly dipped in water to remove any dirt, and stored in individually-labeled Eppendorf tubes at -20</text:span><text:span text:style-name="T13"> °C </text:span><text:span text:style-name="T14">until they were able to be analyzed. <text:s/></text:span><text:span text:style-name="T15">Filaments were then placed on a depression microscope slide and covered with a glass slip, the slide placed atop a piece of black plastic that would later be used as the control gray value. <text:s/></text:span><text:span text:style-name="T14">Each filament was photographed from the front and the back using a microscope with attached camera (</text:span><text:span text:style-name="T18">model?</text:span><text:span text:style-name="T14">).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6">(R </text:span><text:span text:style-name="T17">= 0.9990). <text:s/>Darkness scores ranged from 0 (completely black) to 215 (near-white). </text:span></text:p>
        <text:p text:style-name="P30"/>
        <text:p text:style-name="P9">“The darkness score for each individual was calculated as the average difference between implant and control scores in the three images analysed.” <text:span text:style-name="T77">←From Steiger, 2011 paper, do we want to do this, too?</text:span></text:p>
        <text:p text:style-name="P18"/>
        <text:p text:style-name="P27">Statistics</text:p>
        <text:p text:style-name="P28"><text:span text:style-name="T45">All statistical analyses were performed using SAS (SAS Institute Inc. Cary, NC, USA). <text:s/>The effect of starvation regime, sex, and their interactions on phenoloxidase activity, protein levels, and melanization were analyzed with a general line</text:span><text:span text:style-name="T49">a</text:span><text:span text:style-name="T45">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5">root transformation, before statistical analysis.</text:span></text:p>
        <text:p text:style-name="P18"/>
        <text:p text:style-name="P55">Results</text:p>
        <text:p text:style-name="P47"/>
        <text:p text:style-name="P47">Laboratory Experiments</text:p>
        <text:p text:style-name="P47"/>
        <text:p text:style-name="P53"><text:span text:style-name="T80">At the beginning of the experiment, there were no significant differences in age (F</text:span><text:span text:style-name="T65">2, 220</text:span><text:span text:style-name="T80"> = 0.64, P = 0.5302), body condition </text:span><text:bookmark-start text:name="__DdeLink__70_1493630556"/><text:span text:style-name="T80">(F</text:span><text:span text:style-name="T65">2, 221</text:span><text:span text:style-name="T80"> = 2.24, P = 0.1089)</text:span><text:bookmark-end text:name="__DdeLink__70_1493630556"/><text:span text:style-name="T80">, or elytra length (F</text:span><text:span text:style-name="T65">2, 221</text:span><text:span text:style-name="T80"> = 0.22, P = 0.8027) between beetles used in the three experiments, for each of the three treatments that were examined. <text:s/>T</text:span><text:span text:style-name="T79">here were no significant interactions between factors.</text:span></text:p>
        <text:p text:style-name="P52"/>
        <text:p text:style-name="P53"><text:span text:style-name="T80">The post-experimental condition of the beetles was significantly affected by the starvation regime utilized in each treatment (F</text:span><text:span text:style-name="T65">11, 221</text:span><text:span text:style-name="T80">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9">There were no significant interactions between terms.</text:span></text:p>
        <text:p text:style-name="P52"/>
        <text:p text:style-name="P53"><text:span text:style-name="T8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81">Do we report that treatment a was significantly different from treatment c, and that treatment b was sig. diff from trt c, but that trt a was not sig. diff. from trt b? <text:s/></text:span><text:span text:style-name="T79">There was no significant difference between the sexes, nor were there significant interactions between terms.</text:span></text:p>
        <text:p text:style-name="P52"/>
        <text:p text:style-name="P53"><text:span text:style-name="T80">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81">Report on significance or lack of significance between treatments? <text:s/></text:span><text:span text:style-name="T79">There was no significant difference in protein concentration between beetles' sex, and there were no significant interactions between terms.</text:span></text:p>
        <text:p text:style-name="P52"/>
        <text:p text:style-name="P53"><text:span text:style-name="T8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81">Report on significance or lack of significance between treatments? <text:s/></text:span><text:span text:style-name="T79">There was no significant difference found between beetles' sex, nor were there significant ineractions between terms.</text:span></text:p>
        <text:p text:style-name="P50"/>
        <text:p text:style-name="P51">Field Experiments</text:p>
        <text:p text:style-name="P53"><text:span text:style-name="T79">There was not a significant difference in elytra length between wild-caught populations of beetles, but there was a significant difference with regards to the sex of the beetles (t = 7.92; d.f. = 1; P &lt; 0.01) </text:span><text:span text:style-name="T81">(do we mention the trend of female beetles having larger elytra here, or let the eventual graph show this?)</text:span><text:span text:style-name="T79">. <text:s/>The populations of beetles had significant differences in body condition (t = 7.59; d.f. = 1; P &lt; 0.01) </text:span><text:span text:style-name="T81">(again, do we mention which population had the better body condition, or let this be evident in the </text:span><text:soft-page-break/><text:span text:style-name="T81">graph?)</text:span></text:p>
        <text:p text:style-name="P49">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9"/>
        <text:p text:style-name="P48">Questions:</text:p>
        <text:p text:style-name="P48">-Where do we discuss how body condition was calculated?</text:p>
        <text:p text:style-name="P48">-Where do we mention that protein was used as a covariate in PO analysis?</text:p>
        <text:p text:style-name="P48">-<text:span text:style-name="T78">Where do we discuss repeatability? <text:s/>Do we need to discuss the calculations used for it?</text:span></text:p>
        <text:p text:style-name="P48"/>
        <text:p text:style-name="P34">Encapsulation and Melanization Assay</text:p>
        <text:p text:style-name="P5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5"/>
        <text:p text:style-name="P46">Statistical analyses</text:p>
        <text:p text:style-name="P35"/>
        <text:p text:style-name="P35"/>
        <text:p text:style-name="P35"/>
        <text:p text:style-name="P35"/>
        <text:p text:style-name="P36">Bioenergetics of salmonid fishes: energy intake, expenditure and productivity</text:p>
        <text:p text:style-name="P36">The concept of allostasis in biology and biomedicine, Bruce S McEwen, John C Wingfield</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24">Burying beetles, </text:span><text:span text:style-name="T21">Nicrophorus</text:span><text:span text:style-name="T24">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5"/>
        <text:p text:style-name="P3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5"/>
        <text:p text:style-name="P35">Phenoloxidase production and the melanization response are integrated into the same pathway, with </text:p>
        <text:p text:style-name="P35"/>
        <text:p text:style-name="P35">As starvation is known to affect the sexes in different, specific ways, it was also </text:p>
        <text:p text:style-name="P35"/>
        <text:p text:style-name="P35">males &amp; females should be kept separate (mating leads to decreased male immunity)</text:p>
        <text:p text:style-name="P35">food restriction should be noted (females don't show much change if food is ad libitum)</text:p>
        <text:p text:style-name="P35"/>
        <text:p text:style-name="P35">--do males &amp; females in nicrophorus have different sizes of fat bodies?</text:p>
        <text:p text:style-name="P35"/>
        <text:p text:style-name="P3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5">females have stronger immune response than males</text:p>
        <text:p text:style-name="P35">pregnancy &amp; development of eggs/young</text:p>
        <text:p text:style-name="P35">birthweight is determinant in total lifetime reproductive success in males, but not females (in deer)</text:p>
        <text:p text:style-name="P35">resting metabolic rate rises in both sexes, while blood glucose falls in both</text:p>
        <text:p text:style-name="P35">females lose more fat than protein, but males lose more protein than fat (Widdowson, 1976)</text:p>
        <text:p text:style-name="P35">Females deposit more fat than males (Widdowson, 1976)</text:p>
        <text:p text:style-name="P35"/>
        <text:p text:style-name="P35">stearns sc (1989) – trade-offs in life history evolution. Funct. Ecol 3: 259-268</text:p>
        <text:p text:style-name="P35">stearns sc (1992) – the evolution of life histories. <text:s/>Oxford. <text:s/>Book</text:p>
        <text:p text:style-name="P35"/>
      </text:section>
      <text:section text:style-name="Sect1" text:name="Section1">
        <text:p text:style-name="P1"><text:a xlink:type="simple" xlink:href="http://link.springer.com/journal/442" text:style-name="Internet_20_link" text:visited-style-name="Visited_20_Internet_20_Link"><text:span text:style-name="T36">Oecologia</text:span></text:a><text:span text:style-name="T10"> </text:span></text:p>
      </text:section>
      <text:section text:style-name="Sect1" text:name="Section2">
        <text:p text:style-name="P1"><text:bookmark text:name="date"/><text:span text:style-name="T10">July 2003, </text:span><text:bookmark text:name="volume-range"/><text:span text:style-name="T10">Volume 136, </text:span><text:a xlink:type="simple" xlink:href="http://link.springer.com/journal/442/136/2/page/1" text:style-name="Internet_20_link" text:visited-style-name="Visited_20_Internet_20_Link"><text:span text:style-name="T36">Issue 2</text:span></text:a><text:span text:style-name="T10">, </text:span><text:bookmark text:name="page-range"/><text:span text:style-name="T10">pp 309-316 </text:span></text:p>
      </text:section>
      <text:section text:style-name="Sect1" text:name="Section3">
        <text:list xml:id="list9167342810715306971" text:style-name="WWNum2">
          <text:list-item>
            <text:h text:style-name="P56" text:outline-level="1"><text:bookmark text:name="title"/>Seasonal variation in top-down and bottom-up processes in a grassland arthropod community</text:h>
          </text:list-item>
        </text:list>
        <text:list xml:id="list8793648545666758388" text:style-name="WWNum3">
          <text:list-item>
            <text:p text:style-name="P63"><text:a xlink:type="simple" xlink:href="http://link.springer.com/search?facet-author=%22Alison+G.+Boyer%22" text:style-name="Internet_20_link" text:visited-style-name="Visited_20_Internet_20_Link"><text:span text:style-name="T36">Alison G. Boyer</text:span></text:a><text:span text:style-name="T10">, </text:span></text:p>
          </text:list-item>
          <text:list-item>
            <text:p text:style-name="P63"><text:a xlink:type="simple" xlink:href="http://link.springer.com/search?facet-author=%22Robert+E.+Swearingen%22" text:style-name="Internet_20_link" text:visited-style-name="Visited_20_Internet_20_Link"><text:span text:style-name="T36">Robert E. Swearingen</text:span></text:a><text:span text:style-name="T10">, </text:span></text:p>
          </text:list-item>
          <text:list-item>
            <text:p text:style-name="P63"><text:a xlink:type="simple" xlink:href="http://link.springer.com/search?facet-author=%22Margo+A.+Blaha%22" text:style-name="Internet_20_link" text:visited-style-name="Visited_20_Internet_20_Link"><text:span text:style-name="T36">Margo A. Blaha</text:span></text:a><text:span text:style-name="T10">, </text:span></text:p>
          </text:list-item>
          <text:list-item>
            <text:p text:style-name="P63"><text:a xlink:type="simple" xlink:href="http://link.springer.com/search?facet-author=%22Christopher+T.+Fortson%22" text:style-name="Internet_20_link" text:visited-style-name="Visited_20_Internet_20_Link"><text:span text:style-name="T36">Christopher T. Fortson</text:span></text:a><text:span text:style-name="T10">, </text:span></text:p>
          </text:list-item>
          <text:list-item>
            <text:p text:style-name="P63"><text:a xlink:type="simple" xlink:href="http://link.springer.com/search?facet-author=%22Sara+K.+Gremillion%22" text:style-name="Internet_20_link" text:visited-style-name="Visited_20_Internet_20_Link"><text:span text:style-name="T36">Sara K. Gremillion</text:span></text:a><text:span text:style-name="T10">, </text:span></text:p>
          </text:list-item>
          <text:list-item>
            <text:p text:style-name="P63"><text:a xlink:type="simple" xlink:href="http://link.springer.com/search?facet-author=%22Kelly+A.+Osborn%22" text:style-name="Internet_20_link" text:visited-style-name="Visited_20_Internet_20_Link"><text:span text:style-name="T36">Kelly A. Osborn</text:span></text:a><text:span text:style-name="T10">, </text:span></text:p>
          </text:list-item>
          <text:list-item>
            <text:p text:style-name="P63"><text:a xlink:type="simple" xlink:href="http://link.springer.com/search?facet-author=%22Matthew+D.+Moran%22" text:style-name="Internet_20_link" text:visited-style-name="Visited_20_Internet_20_Link"><text:span text:style-name="T36">Matthew D. Moran</text:span></text:a><text:span text:style-name="T10">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 text:style-name="Internet_20_link" text:visited-style-name="Visited_20_Internet_20_Link"><text:span text:style-name="T36">Oecologia</text:span></text:a><text:span text:style-name="T10"> </text:span></text:p>
      </text:section>
      <text:section text:style-name="Sect1" text:name="Section5">
        <text:p text:style-name="P1"><text:bookmark text:name="date1"/><text:span text:style-name="T10">January 1997, </text:span><text:bookmark text:name="volume-range1"/><text:span text:style-name="T10">Volume 109, </text:span><text:a xlink:type="simple" xlink:href="http://link.springer.com/journal/442/109/2/page/1" text:style-name="Internet_20_link" text:visited-style-name="Visited_20_Internet_20_Link"><text:span text:style-name="T36">Issue 2</text:span></text:a><text:span text:style-name="T10">, </text:span><text:bookmark text:name="page-range1"/><text:span text:style-name="T10">pp 209-218 </text:span></text:p>
      </text:section>
      <text:section text:style-name="Sect1" text:name="Section6">
        <text:list xml:id="list15313456447612" text:continue-list="list9167342810715306971" text:style-name="WWNum2">
          <text:list-item>
            <text:h text:style-name="P57" text:outline-level="1"><text:bookmark text:name="title1"/><text:span text:style-name="T26">Seasonal patterns of food availability: influences on the reproductive output and body condition of the herbivorous crab </text:span><text:span text:style-name="T20">Grapsus albolineatus</text:span><text:span text:style-name="T26"> </text:span></text:h>
          </text:list-item>
        </text:list>
        <text:list xml:id="list6517207891046827460" text:style-name="WWNum4">
          <text:list-item>
            <text:p text:style-name="P64"><text:a xlink:type="simple" xlink:href="http://link.springer.com/search?facet-author=%22Robin+Kennish%22" text:style-name="Internet_20_link" text:visited-style-name="Visited_20_Internet_20_Link"><text:span text:style-name="T36">Robin Kennish</text:span></text:a><text:span text:style-name="T10">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9"><text:span text:style-name="T24"><text:s/>Th is study examined the impact of short-term food-related stress on immunocompetence in adult burying beetles, </text:span><text:span text:style-name="T21">Nicrophorus orbicollis</text:span><text:span text:style-name="T24"> Say (Coleoptera: Silphidae). <text:s/></text:span><text:span text:style-name="T21">N. orbicollis</text:span><text:span text:style-name="T24">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4">caught beetles.</text:span></text:p>
        <text:p text:style-name="P2"/>
        <text:p text:style-name="P17"/>
        <text:p text:style-name="P11">Results</text:p>
        <text:p text:style-name="P17"/>
        <text:p text:style-name="P29"><text:span text:style-name="T25"><text:s text:c="3"/>There were no significant differences in initial body mass between beetles in each treatment (</text:span><text:span text:style-name="T22">F</text:span><text:span text:style-name="T1">2, 75</text:span><text:span text:style-name="T22"> </text:span><text:span text:style-name="T25">= 0.27, </text:span><text:span text:style-name="T22">P </text:span><text:span text:style-name="T25">= 0.76), sex (</text:span><text:span text:style-name="T22">F</text:span><text:span text:style-name="T1">1, 75</text:span><text:span text:style-name="T22"> </text:span><text:span text:style-name="T25">= 0.10, </text:span><text:span text:style-name="T22">P </text:span><text:span text:style-name="T25">= 0.76), or the interaction between treatment and sex (</text:span><text:span text:style-name="T22">F</text:span><text:span text:style-name="T1">2, 75</text:span><text:span text:style-name="T22"> </text:span><text:span text:style-name="T25">= 2.11, </text:span><text:span text:style-name="T22">P </text:span><text:span text:style-name="T25">= 0.12). <text:s/>Similarly, there was no significant difference in age between beetles in each treatment (</text:span><text:span text:style-name="T22">F</text:span><text:span text:style-name="T1">2, 151</text:span><text:span text:style-name="T22"> </text:span><text:span text:style-name="T25">= 2.17, </text:span><text:span text:style-name="T22">P </text:span><text:span text:style-name="T25">= 0.12), sex (</text:span><text:span text:style-name="T22">F</text:span><text:span text:style-name="T1">1, 151</text:span><text:span text:style-name="T22"> </text:span><text:span text:style-name="T25">= 0.00, </text:span><text:span text:style-name="T22">P </text:span><text:span text:style-name="T25">= 0.97), or the interaction between treatment and sex (</text:span><text:span text:style-name="T22">F</text:span><text:span text:style-name="T1">2, 151</text:span><text:span text:style-name="T22"> </text:span><text:span text:style-name="T25">= 0.03, </text:span><text:span text:style-name="T22">P </text:span><text:span text:style-name="T2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2">F</text:span><text:span text:style-name="T1">2, 75</text:span><text:span text:style-name="T22"> </text:span><text:span text:style-name="T25">= 5.32, </text:span><text:span text:style-name="T22">P </text:span><text:span text:style-name="T25">= 0.0069</text:span><text:bookmark-end text:name="__DdeLink__169_159234381"/><text:span text:style-name="T25">), and post-treatment masses were significantly different from each other (how do we report this?), with higher levels of feeding associated with increased overall mass.</text:span></text:p>
        <text:p text:style-name="P29"><text:bookmark-start text:name="__DdeLink__197_969931675"/><text:span text:style-name="T25"><text:s text:c="5"/>Phenoloxidase levels differed significantly between treatments (</text:span><text:span text:style-name="T22">F</text:span><text:span text:style-name="T1">2, 75</text:span><text:span text:style-name="T22"> </text:span><text:span text:style-name="T25">= 5.32, </text:span><text:span text:style-name="T22">P </text:span><text:span text:style-name="T25">= 0.0069), as did protein concentrations in hemolymph (</text:span><text:span text:style-name="T22">F</text:span><text:span text:style-name="T1">2, 75</text:span><text:span text:style-name="T22"> </text:span><text:span text:style-name="T25">= 5.32, </text:span><text:span text:style-name="T22">P </text:span><text:span text:style-name="T25">= 0.0069), but not between sexes (</text:span><text:span text:style-name="T22">F</text:span><text:span text:style-name="T1">2, 75</text:span><text:span text:style-name="T22"> </text:span><text:span text:style-name="T25">= 5.32, </text:span><text:span text:style-name="T22">P </text:span><text:span text:style-name="T25">= 0.0069, <text:s/></text:span><text:span text:style-name="T22">F</text:span><text:span text:style-name="T1">2, 75</text:span><text:span text:style-name="T22"> </text:span><text:span text:style-name="T25">= 5.32, </text:span><text:span text:style-name="T22">P </text:span><text:span text:style-name="T25">= 0.0069) or the interaction between treatment and sex (</text:span><text:span text:style-name="T22">F</text:span><text:span text:style-name="T1">2, 75</text:span><text:span text:style-name="T22"> </text:span><text:span text:style-name="T25">= 5.32, </text:span><text:span text:style-name="T22">P </text:span><text:span text:style-name="T25">= 0.0069, <text:s/></text:span><text:span text:style-name="T22">F</text:span><text:span text:style-name="T1">2, 75</text:span><text:span text:style-name="T22"> </text:span><text:span text:style-name="T25">= 5.32, </text:span><text:span text:style-name="T22">P </text:span><text:span text:style-name="T25">= 0.0069). <text:s/>There was also a significant effect of the treatment on a beetle's encapsulation response (</text:span><text:span text:style-name="T22">F</text:span><text:span text:style-name="T1">2, 70</text:span><text:span text:style-name="T22"> </text:span><text:span text:style-name="T25">= 12.31, </text:span><text:span text:style-name="T22">P </text:span><text:span text:style-name="T25">= &lt; 0.0001), but no differences due to sex (</text:span><text:span text:style-name="T22">F</text:span><text:span text:style-name="T1">2, 70</text:span><text:span text:style-name="T22"> </text:span><text:span text:style-name="T25">= 0.00, </text:span><text:span text:style-name="T22">P </text:span><text:span text:style-name="T25">= 0.99) or the interaction between treatment and sex (</text:span><text:span text:style-name="T22">F</text:span><text:span text:style-name="T1">2, 70</text:span><text:span text:style-name="T22"> </text:span><text:span text:style-name="T25">= 0.84, </text:span><text:span text:style-name="T22">P </text:span><text:bookmark-end text:name="__DdeLink__197_969931675"/><text:span text:style-name="T25">=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24">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29"><text:span text:style-name="T27">Doums C and Schmid-Hempel P. 2000. Immunocompetence in workers of a social insect, </text:span><text:span text:style-name="T23">Bombus terrestris</text:span><text:span text:style-name="T27">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9"><text:span text:style-name="T27">Hoang A. 2001. Immune response to parasitism reduces resistance of </text:span><text:span text:style-name="T23">Drosophila melanogaster</text:span><text:span text:style-name="T27"> to dessication and starvation. Evolution 55(11): 2353-2358.</text:span></text:p>
        <text:p text:style-name="P17"/>
        <text:p text:style-name="P12">Jones SR and Kunz SE. 1998. Effects of cold stress on survival and</text:p>
        <text:p text:style-name="P29"><text:span text:style-name="T27"><text:s/>reproduction of </text:span><text:span text:style-name="T23">Haematobia irritans</text:span><text:span text:style-name="T27"> (Diptera: Muscidae). Journal</text:span></text:p>
        <text:p text:style-name="P12"><text:s/>of Medical Entomology 35: 725-731.</text:p>
        <text:p text:style-name="P17"/>
        <text:p text:style-name="P29"><text:span text:style-name="T27">Kells SA, Vogt JT, Appel AG, and Bennett GW. <text:s/>1999. <text:s/>Estimating nutritional status of German cockroaches, </text:span><text:span text:style-name="T23">Blattella germanica</text:span><text:span text:style-name="T27"> (L.) (Dictyoptera: Blattellidae), in the field. <text:s/>Journal of Insect Physiology 45: 709-717.</text:span></text:p>
        <text:p text:style-name="P17"/>
        <text:p text:style-name="P17"/>
        <text:p text:style-name="P29"><text:span text:style-name="T27">Koella JC and Sorensen FL. 2002. Effect of adult nutrition on the melanization immune response of the malaria vector </text:span><text:span text:style-name="T23">Anopheles stephensi</text:span><text:span text:style-name="T27">. <text:s/>Medical and Veterinary Entomology 15: 316-320.</text:span></text:p>
        <text:p text:style-name="P17"/>
        <text:p text:style-name="P21">Haine ER, Pollitt LC, Moret Y, Siva-Jothy MT, and Rolff J. <text:s/>2008. <text:s/>Temporal patterns in immune responses to a range of microbial insults (<text:span text:style-name="T40">Tenebrio molitor</text:span><text:span text:style-name="T45">). <text:s/>Journal of Insect Physiology 54: 1090-1097.</text:span></text:p>
        <text:p text:style-name="P17"/>
        <text:p text:style-name="P12">Marshall KE, Sinclair BJ. 2010. Repeated stress exposure results in a survival-reproduction</text:p>
        <text:p text:style-name="P29"><text:span text:style-name="T27"><text:s/>trade-off in </text:span><text:span text:style-name="T23">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9"><text:span text:style-name="T27"><text:s/></text:span><text:span text:style-name="T23">Alphitobius diaperinus </text:span><text:span text:style-name="T27">(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text:soft-page-break/></text:p>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9"><text:span text:style-name="T27">Scott MP, Traniello, JFA, and Fetherston IA. <text:s/>1987. <text:s/>Competition for prey between ants and burying beetles (</text:span><text:span text:style-name="T23">Nicrophorus</text:span><text:span text:style-name="T27">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2">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2">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9"><text:span text:style-name="T24">2011, Xu et al, Food restriction and refeeding have no efect on cellular and humoral immunity in mongolian gerbils, </text:span><text:bookmark text:name="__DdeLink__408_1510251924"/><text:span text:style-name="T24">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6T01:53:11.242259628</dc:date>
    <meta:generator>LibreOffice/5.0.1.2$Linux_X86_64 LibreOffice_project/00m0$Build-2</meta:generator>
    <meta:editing-duration>PT13H58M3S</meta:editing-duration>
    <meta:editing-cycles>46</meta:editing-cycles>
    <meta:document-statistic meta:table-count="0" meta:image-count="0" meta:object-count="0" meta:page-count="19" meta:paragraph-count="230" meta:word-count="6731" meta:character-count="44565" meta:non-whitespace-character-count="37832"/>
  </office:meta>
</office:document-meta>
</file>